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6543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3.0992in"/>
    </style:style>
    <style:style style:name="co8" style:family="table-column">
      <style:table-column-properties fo:break-before="auto" style:column-width="2.1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a933"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style:use-window-font-color="true"/>
    </style:style>
    <style:style style:name="ce16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style:use-window-font-color="tru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eeeeee"/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ff0000"/>
    </style:style>
    <style:style style:name="ce22" style:family="table-cell" style:parent-style-name="Default">
      <style:table-cell-properties fo:background-color="transparent"/>
      <style:text-properties fo:color="#2a6099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20"/>
        <table:table-column table:style-name="co8" table:default-cell-style-name="ce20"/>
        <table:table-column table:style-name="co9" table:number-columns-repeated="2" table:default-cell-style-name="ce20"/>
        <table:table-column table:style-name="co9"/>
        <table:table-column table:style-name="co9" table:number-columns-repeated="16372"/>
        <table:table-row table:style-name="ro1">
          <table:table-cell table:style-name="ce1" office:value-type="string" calcext:value-type="string">
            <text:p>Warning: do not forget there’s a 1 clk delay between CLKDIV (ROMA address) and ROMA data output</text:p>
          </table:table-cell>
          <table:table-cell table:style-name="ce6" table:number-columns-repeated="2"/>
          <table:table-cell table:style-name="ce3" table:number-columns-repeated="4"/>
          <table:table-cell table:style-name="ce19" table:number-columns-repeated="4"/>
        </table:table-row>
        <table:table-row table:style-name="ro1">
          <table:table-cell table:style-name="ce1" office:value-type="string" calcext:value-type="string">
            <text:p>Warning: do not forget that RAM Din is registered, there’s a 1 clk delay between the mux state and when the output is presented to RAM inputs</text:p>
          </table:table-cell>
          <table:table-cell table:style-name="ce6" table:number-columns-repeated="2"/>
          <table:table-cell table:style-name="ce3" table:number-columns-repeated="4"/>
          <table:table-cell table:style-name="ce19" table:number-columns-repeated="4"/>
        </table:table-row>
        <table:table-row table:style-name="ro1">
          <table:table-cell table:style-name="ce2" office:value-type="string" calcext:value-type="string">
            <text:p>Green: Start of sequence, in order</text:p>
          </table:table-cell>
          <table:table-cell table:style-name="ce6" table:number-columns-repeated="2"/>
          <table:table-cell table:style-name="ce3" table:number-columns-repeated="4"/>
          <table:table-cell table:style-name="ce19" table:number-columns-repeated="4"/>
        </table:table-row>
        <table:table-row table:style-name="ro1">
          <table:table-cell/>
          <table:table-cell table:style-name="ce6" table:number-columns-repeated="2"/>
          <table:table-cell table:style-name="ce3" table:number-columns-repeated="4"/>
          <table:table-cell table:style-name="ce19" table:number-columns-repeated="2"/>
          <table:table-cell table:style-name="ce19" office:value-type="string" calcext:value-type="string">
            <text:p>Odd</text:p>
          </table:table-cell>
          <table:table-cell table:style-name="ce19" office:value-type="string" calcext:value-type="string">
            <text:p>Even</text:p>
          </table:table-cell>
        </table:table-row>
        <table:table-row table:style-name="ro1">
          <table:table-cell office:value-type="string" calcext:value-type="string">
            <text:p>CLKDIV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RAM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TRIGP</text:p>
          </table:table-cell>
          <table:table-cell table:style-name="ce3" office:value-type="string" calcext:value-type="string">
            <text:p>RAM fields</text:p>
          </table:table-cell>
          <table:table-cell table:style-name="ce19" table:number-columns-repeated="2"/>
          <table:table-cell table:style-name="ce19" office:value-type="string" calcext:value-type="string">
            <text:p>RAMA Din</text:p>
          </table:table-cell>
          <table:table-cell table:style-name="ce19" office:value-type="string" calcext:value-type="string">
            <text:p>RAMB Din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Wa only when channel is active</text:p>
          </table:table-cell>
          <table:table-cell table:style-name="ce1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Start LSB/Mid</text:p>
          </table:table-cell>
          <table:table-cell table:style-name="Default"/>
          <table:table-cell office:value-type="string" calcext:value-type="string">
            <text:p><text:span text:style-name="T1">Read BASE[15:0] </text:span>when no loop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Start MSB</text:span>/FracMSB</text:p>
          </table:table-cell>
          <table:table-cell table:style-name="ce21" office:value-type="string" calcext:value-type="string">
            <text:p>Read frac top byte for frac add ADDA B[39:24]</text:p>
          </table:table-cell>
          <table:table-cell table:style-name="ce23" office:value-type="string" calcext:value-type="string">
            <text:p>Read BASE[23:16] when no loop</text:p>
          </table:table-cell>
          <table:table-cell table:style-name="ce23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Loop LSB/Mid</text:p>
          </table:table-cell>
          <table:table-cell/>
          <table:table-cell office:value-type="string" calcext:value-type="string">
            <text:p><text:span text:style-name="T1">Read BASE[15:0] </text:span>when loop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Loop MSB</text:p>
          </table:table-cell>
          <table:table-cell/>
          <table:table-cell table:style-name="ce23" office:value-type="string" calcext:value-type="string">
            <text:p>Read BASE[23:16] when loop</text:p>
          </table:table-cell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FracMid</text:p>
          </table:table-cell>
          <table:table-cell table:style-name="ce21" office:value-type="string" calcext:value-type="string">
            <text:p>Read frac mid word for frac add ADDA B[23:16]</text:p>
          </table:table-cell>
          <table:table-cell table:style-name="ce23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FracLSBs</text:p>
          </table:table-cell>
          <table:table-cell table:style-name="ce21" office:value-type="string" calcext:value-type="string">
            <text:p>Read frac low word for frac add ADDA B[15:0]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Pitch LSB/Mid</text:p>
          </table:table-cell>
          <table:table-cell table:style-name="ce21" office:value-type="string" calcext:value-type="string">
            <text:p>Read pitch LSB/Mid for frac add ADDA A[15:0]</text:p>
          </table:table-cell>
          <table:table-cell table:number-columns-repeated="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Pitch MSB/Vol</text:p>
          </table:table-cell>
          <table:table-cell table:style-name="ce21" office:value-type="string" calcext:value-type="string">
            <text:p>Read pitch MSB for frac add ADDA A[23:16]</text:p>
          </table:table-cell>
          <table:table-cell table:style-name="ce23" office:value-type="string" calcext:value-type="string">
            <text:p>The vol value catch seems wrong, see SRA4</text:p>
          </table:table-cell>
          <table:table-cell table:style-name="ce23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Unused on sequence start, see below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style-name="ce14"/>
          <table:table-cell table:style-name="ce22" office:value-type="string" calcext:value-type="string">
            <text:p>Read previous sample value for DPCM</text:p>
          </table:table-cell>
          <table:table-cell table:number-columns-repeated="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0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Delay</text:p>
          </table:table-cell>
          <table:table-cell table:style-name="ce23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style-name="ce14"/>
          <table:table-cell office:value-type="string" calcext:value-type="string">
            <text:p>Feedback value 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style-name="ce14"/>
          <table:table-cell office:value-type="string" calcext:value-type="string">
            <text:p>Feedback value ?</text:p>
          </table:table-cell>
          <table:table-cell table:number-columns-repeated="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style-name="ce14"/>
          <table:table-cell office:value-type="string" calcext:value-type="string">
            <text:p>Feedback value ?</text:p>
          </table:table-cell>
          <table:table-cell table:style-name="ce23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style-name="ce14"/>
          <table:table-cell office:value-type="string" calcext:value-type="string">
            <text:p>Feedback value ?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 office:value-type="string" calcext:value-type="string">
            <text:p>Start LSB/Mid</text:p>
          </table:table-cell>
          <table:table-cell office:value-type="string" calcext:value-type="string">
            <text:p>Update Start LSB/Mid</text:p>
          </table:table-cell>
          <table:table-cell office:value-type="string" calcext:value-type="string">
            <text:p>RAM data mux: A index 3</text:p>
          </table:table-cell>
          <table:table-cell table:style-name="ce23" office:value-type="string" calcext:value-type="string">
            <text:p>BASE[15:8]</text:p>
          </table:table-cell>
          <table:table-cell table:style-name="ce23" office:value-type="string" calcext:value-type="string">
            <text:p>BASE[7:0]</text:p>
          </table:table-cell>
          <table:table-cell office:value-type="string" calcext:value-type="string">
            <text:p>Reason to rewrite BASE to Start: in case looping occurred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 office:value-type="string" calcext:value-type="string">
            <text:p><text:span text:style-name="T1">Start MSB</text:span>/FracMSB</text:p>
          </table:table-cell>
          <table:table-cell table:style-name="ce23" office:value-type="string" calcext:value-type="string">
            <text:p>Update Start MSB/Frac top byte</text:p>
          </table:table-cell>
          <table:table-cell office:value-type="string" calcext:value-type="string">
            <text:p>RAM data mux: A index 2</text:p>
          </table:table-cell>
          <table:table-cell table:style-name="ce21" office:value-type="string" calcext:value-type="string">
            <text:p>ADDA[39:32]</text:p>
          </table:table-cell>
          <table:table-cell table:style-name="ce23" office:value-type="string" calcext:value-type="string">
            <text:p>BASE[23:16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 office:value-type="string" calcext:value-type="string">
            <text:p>FracMid</text:p>
          </table:table-cell>
          <table:table-cell office:value-type="string" calcext:value-type="string">
            <text:p>Update frac mid word</text:p>
          </table:table-cell>
          <table:table-cell office:value-type="string" calcext:value-type="string">
            <text:p>RAM data mux: B</text:p>
          </table:table-cell>
          <table:table-cell table:style-name="ce21" office:value-type="string" calcext:value-type="string">
            <text:p>ADDA[31:24]</text:p>
          </table:table-cell>
          <table:table-cell table:style-name="ce21" office:value-type="string" calcext:value-type="string">
            <text:p>ADDA[23:16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 office:value-type="string" calcext:value-type="string">
            <text:p>FracLSBs</text:p>
          </table:table-cell>
          <table:table-cell office:value-type="string" calcext:value-type="string">
            <text:p>Update frac low word</text:p>
          </table:table-cell>
          <table:table-cell office:value-type="string" calcext:value-type="string">
            <text:p>RAM data mux: A index 1</text:p>
          </table:table-cell>
          <table:table-cell table:style-name="ce21" office:value-type="string" calcext:value-type="string">
            <text:p>ADDA[15:8]</text:p>
          </table:table-cell>
          <table:table-cell table:style-name="ce21" office:value-type="string" calcext:value-type="string">
            <text:p>ADDA[7:0]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/>
          <table:table-cell table:style-name="ce22" office:value-type="string" calcext:value-type="string">
            <text:p>Update sample value for DPCM</text:p>
          </table:table-cell>
          <table:table-cell office:value-type="string" calcext:value-type="string">
            <text:p>RAM data mux: A index 0</text:p>
          </table:table-cell>
          <table:table-cell table:style-name="ce22" office:value-type="string" calcext:value-type="string">
            <text:p>MUXD[15:8]</text:p>
          </table:table-cell>
          <table:table-cell table:style-name="ce22" office:value-type="string" calcext:value-type="string">
            <text:p>MUXD[7:0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Pitch LSB/Mid</text:p>
          </table:table-cell>
          <table:table-cell office:value-type="string" calcext:value-type="string">
            <text:p>Unused on sequence start, see below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Pitch LSB/Mid</text:p>
          </table:table-cell>
          <table:table-cell office:value-type="string" calcext:value-type="string">
            <text:p>Unused on sequence start, see below</text:p>
          </table:table-cell>
          <table:table-cell table:number-columns-repeated="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Pitch LSB/Mid</text:p>
          </table:table-cell>
          <table:table-cell office:value-type="string" calcext:value-type="string">
            <text:p>Unused on sequence start, see below</text:p>
          </table:table-cell>
          <table:table-cell table:style-name="ce23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Pitch LSB/Mid</text:p>
          </table:table-cell>
          <table:table-cell office:value-type="string" calcext:value-type="string">
            <text:p>Unused on sequence start, see below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6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Start LSB/Mid</text:p>
          </table:table-cell>
          <table:table-cell table:number-columns-repeated="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t MSB/FracMSB</text:p>
          </table:table-cell>
          <table:table-cell table:style-name="ce23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Loop LSB/Mid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op MSB</text:p>
          </table:table-cell>
          <table:table-cell table:number-columns-repeated="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acMid</text:p>
          </table:table-cell>
          <table:table-cell table:style-name="ce23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cLSB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Pitch LSB/Mid</text:p>
          </table:table-cell>
          <table:table-cell table:number-columns-repeated="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Pitch MSB/Vol</text:p>
          </table:table-cell>
          <table:table-cell table:style-name="ce23"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office:value-type="string" calcext:value-type="string">
            <text:p>RAMB:Reverb vol RAMA:Pan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A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elay</text:p>
          </table:table-cell>
          <table:table-cell table:style-name="ce23"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C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Start LSB</text:p>
          </table:table-cell>
          <table:table-cell table:number-columns-repeated="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Start MSB</text:p>
          </table:table-cell>
          <table:table-cell table:style-name="ce23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122 H69 H70 = 100 For previous channel !</text:p>
          </table:table-cell>
          <table:table-cell office:value-type="string" calcext:value-type="string">
            <text:p>ADDD[14:0],0 TRIGB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C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122 H69 H70 = 111 For previous channel !</text:p>
          </table:table-cell>
          <table:table-cell office:value-type="string" calcext:value-type="string">
            <text:p>ADDD[30:15] TRIGB</text:p>
          </table:table-cell>
          <table:table-cell table:number-columns-repeated="2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122 H69 H70 = 110 For previous channel !</text:p>
          </table:table-cell>
          <table:table-cell office:value-type="string" calcext:value-type="string">
            <text:p>ADDD[14:0],0 TRIGC</text:p>
          </table:table-cell>
          <table:table-cell table:style-name="ce23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122 H69 H70 = 101 For previous channel !</text:p>
          </table:table-cell>
          <table:table-cell office:value-type="string" calcext:value-type="string">
            <text:p>ADDD[30:15] TRIGC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Start LSB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al output data latch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B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A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A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3B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3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A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4A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B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4A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3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A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B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C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5A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5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4C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A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6B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B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C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6A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5C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7A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7B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B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7C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C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7A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7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C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7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7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4F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6F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F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style-name="ce23"/>
          <table:table-cell table:number-columns-repeated="2"/>
        </table:table-row>
        <table:table-row table:style-name="ro1" table:number-rows-repeated="104818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6:24:05.101705100</meta:creation-date>
    <dc:date>2025-11-20T00:47:10.854933900</dc:date>
    <meta:editing-duration>PT16H34M22S</meta:editing-duration>
    <meta:editing-cycles>73</meta:editing-cycles>
    <meta:generator>LibreOffice/25.2.6.2$Windows_X86_64 LibreOffice_project/729c5bfe710f5eb71ed3bbde9e06a6065e9c6c5d</meta:generator>
    <meta:document-statistic meta:table-count="1" meta:cell-count="2072" meta:object-count="0"/>
  </office:meta>
</office:document-meta>
</file>